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ejaVu Serif" svg:font-family="'DejaVu Serif'" style:font-family-generic="roman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Table2" style:family="table">
      <style:table-properties style:width="3in" table:align="left" fo:background-color="transparent">
        <style:background-image/>
      </style:table-properties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1.562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rame_20_contents">
      <style:text-properties officeooo:paragraph-rsid="000d276b"/>
    </style:style>
    <style:style style:name="P2" style:family="paragraph" style:parent-style-name="Heading_20_2">
      <style:text-properties style:font-name="FreeSans2" officeooo:paragraph-rsid="000d276b"/>
    </style:style>
    <style:style style:name="P3" style:family="paragraph" style:parent-style-name="Heading_20_2">
      <style:text-properties style:font-name="FreeSans2"/>
    </style:style>
    <style:style style:name="P4" style:family="paragraph" style:parent-style-name="Heading_20_2">
      <style:text-properties style:font-name="FreeSans2" officeooo:paragraph-rsid="00112b6d"/>
    </style:style>
    <style:style style:name="P5" style:family="paragraph" style:parent-style-name="Heading_20_4">
      <style:text-properties style:font-name="FreeSans2" officeooo:paragraph-rsid="000d276b"/>
    </style:style>
    <style:style style:name="P6" style:family="paragraph" style:parent-style-name="Heading_20_4">
      <style:text-properties fo:font-style="italic" style:font-style-asian="italic" style:font-style-complex="italic"/>
    </style:style>
    <style:style style:name="P7" style:family="paragraph" style:parent-style-name="Standard">
      <style:text-properties officeooo:paragraph-rsid="000d276b"/>
    </style:style>
    <style:style style:name="P8" style:family="paragraph" style:parent-style-name="Standard">
      <style:text-properties style:font-name="FreeSans2"/>
    </style:style>
    <style:style style:name="P9" style:family="paragraph" style:parent-style-name="Standard" style:list-style-name="L1">
      <style:text-properties style:font-name="FreeSans2"/>
    </style:style>
    <style:style style:name="P10" style:family="paragraph" style:parent-style-name="Standard">
      <style:text-properties style:font-name="FreeSans2" officeooo:paragraph-rsid="000d276b"/>
    </style:style>
    <style:style style:name="P11" style:family="paragraph" style:parent-style-name="Standard">
      <style:text-properties style:font-name="FreeSans2" fo:font-style="italic" style:font-style-asian="italic" style:font-style-complex="italic"/>
    </style:style>
    <style:style style:name="P12" style:family="paragraph" style:parent-style-name="Standard">
      <style:text-properties style:font-name="FreeSans2" officeooo:paragraph-rsid="00112b6d"/>
    </style:style>
    <style:style style:name="P13" style:family="paragraph" style:parent-style-name="Standard" style:list-style-name="L2">
      <style:text-properties officeooo:paragraph-rsid="000ebe99"/>
    </style:style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76b" officeooo:paragraph-rsid="000d2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276b" officeooo:paragraph-rsid="000d27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ext_20_body">
      <style:text-properties style:font-name="DejaVu Serif" officeooo:paragraph-rsid="000ebe99"/>
    </style:style>
    <style:style style:name="P19" style:family="paragraph" style:parent-style-name="Title">
      <style:text-properties style:font-name="C059" officeooo:paragraph-rsid="000ebe99"/>
    </style:style>
    <style:style style:name="T1" style:family="text">
      <style:text-properties officeooo:rsid="000d276b"/>
    </style:style>
    <style:style style:name="T2" style:family="text">
      <style:text-properties style:font-name="FreeSans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NRPG Modus Operandi Special Features Rules Module</text:p>
      <text:p text:style-name="P18"/>
      <text:section text:style-name="Sect1" text:name="Section1">
        <text:p text:style-name="P8">This rules module focuses on creating special features that you can attach to a particular Modus Operandi (MO). When a player chooses a MO for their character, they will also get this Special Feature. If however they choose multiple MO’s, the Primary MO will be the one to gain the related special feature.</text:p>
        <text:h text:style-name="P5" text:outline-level="4"><draw:frame draw:style-name="fr1" draw:name="Frame1" text:anchor-type="paragraph" svg:x="-0.0075in" svg:y="0.1272in" svg:width="3.2508in" draw:z-index="0"><draw:text-box fo:min-height="2.9846in"><text:h text:style-name="Heading_20_4" text:outline-level="4">Modus Operandi Special Feature Table</text:h><table:table table:name="Table2" table:style-name="Table2" table:template-name="Default Style"><table:table-column table:style-name="Table2.A"/><table:table-column table:style-name="Table2.B"/><table:table-row table:style-name="Table2.1"><table:table-cell table:style-name="Table2.A1" office:value-type="string"><text:p text:style-name="P17">Modus Operandi</text:p></table:table-cell><table:table-cell table:style-name="Table2.B1" office:value-type="string"><text:p text:style-name="P17">Special Feature</text:p></table:table-cell></table:table-row><table:table-row><table:table-cell table:style-name="Table2.A2" office:value-type="string"><text:p text:style-name="P16">Cleric</text:p></table:table-cell><table:table-cell table:style-name="Table2.B2" office:value-type="string"><text:p text:style-name="P16">Spiritual Persuasion</text:p></table:table-cell></table:table-row><table:table-row><table:table-cell table:style-name="Table2.A2" office:value-type="string"><text:p text:style-name="P16">Merchant</text:p></table:table-cell><table:table-cell table:style-name="Table2.B2" office:value-type="string"><text:p text:style-name="P16">Silver Tongue</text:p></table:table-cell></table:table-row><table:table-row><table:table-cell table:style-name="Table2.A2" office:value-type="string"><text:p text:style-name="P16">Ranger</text:p></table:table-cell><table:table-cell table:style-name="Table2.B2" office:value-type="string"><text:p text:style-name="P16">Primal Affinity</text:p></table:table-cell></table:table-row><table:table-row><table:table-cell table:style-name="Table2.A2" office:value-type="string"><text:p text:style-name="P16">Sage</text:p></table:table-cell><table:table-cell table:style-name="Table2.B2" office:value-type="string"><text:p text:style-name="P16">Know it All</text:p></table:table-cell></table:table-row><table:table-row><table:table-cell table:style-name="Table2.A2" office:value-type="string"><text:p text:style-name="P16">Survivalist</text:p></table:table-cell><table:table-cell table:style-name="Table2.B2" office:value-type="string"><text:p text:style-name="P16">Be Prepared</text:p></table:table-cell></table:table-row><table:table-row><table:table-cell table:style-name="Table2.A2" office:value-type="string"><text:p text:style-name="P16">Thief</text:p></table:table-cell><table:table-cell table:style-name="Table2.B2" office:value-type="string"><text:p text:style-name="P16">Exploit Weakness</text:p></table:table-cell></table:table-row><table:table-row><table:table-cell table:style-name="Table2.A2" office:value-type="string"><text:p text:style-name="P16">Warrior</text:p></table:table-cell><table:table-cell table:style-name="Table2.B2" office:value-type="string"><text:p text:style-name="P16">Combat Ready</text:p></table:table-cell></table:table-row><table:table-row><table:table-cell table:style-name="Table2.A2" office:value-type="string"><text:p text:style-name="P16">Wizard</text:p></table:table-cell><table:table-cell table:style-name="Table2.B2" office:value-type="string"><text:p text:style-name="P16">Arcane Power</text:p></table:table-cell></table:table-row></table:table><text:p text:style-name="P7"/></draw:text-box></draw:frame>Terminology</text:h>
        <text:list xml:id="list2472621875" text:style-name="L1">
          <text:list-item>
            <text:p text:style-name="P9">ASR - Action Score Result</text:p>
          </text:list-item>
          <text:list-item>
            <text:p text:style-name="P9">AS - Action Score</text:p>
          </text:list-item>
          <text:list-item>
            <text:p text:style-name="P9">DS - Difficulty Score</text:p>
          </text:list-item>
          <text:list-item>
            <text:p text:style-name="P9">MO - Modus Operandi</text:p>
          </text:list-item>
        </text:list>
        <text:h text:style-name="P2" text:outline-level="2">Arcane Power</text:h>
        <text:p text:style-name="P8">Your knowledge of the Arcane Arts allows you to tap into your innate Arcane power. Spell casting focus is Arcane and you use Intellect as your casting attribute:</text:p>
        <text:list xml:id="list1556993228" text:style-name="L2">
          <text:list-item>
            <text:p text:style-name="P13"><text:span text:style-name="T2">Force missile - Deal damage equal to the difference between DS and ASR</text:span></text:p>
          </text:list-item>
          <text:list-item>
            <text:p text:style-name="P14"><text:span text:style-name="T2">Dancing Lights - you have 4 small lights appear around you for the duration of combat, you can command these lights to hover where you like.</text:span></text:p>
          </text:list-item>
          <text:list-item>
            <text:p text:style-name="P14"><text:span text:style-name="T2">Force Armor - gain +1 armor rating for the duration of combat.</text:span></text:p>
          </text:list-item>
        </text:list>
        <text:h text:style-name="P3" text:outline-level="2">Spiritual Persuasion</text:h>
        <text:p text:style-name="P8">You have a spiritual connection to a deity or local spirit and you're able to persuade them to grant you spells. The spell casting focus is Divine and you use Presence as your casting attribute</text:p>
        <text:p text:style-name="P8"/>
        <text:list xml:id="list44995540" text:style-name="L3">
          <text:list-item>
            <text:p text:style-name="P15"><text:span text:style-name="T2">Heal - Restore health equal to the difference between DS and ASR</text:span></text:p>
          </text:list-item>
          <text:list-item>
            <text:p text:style-name="P15"><text:span text:style-name="T2">Protective Ward - Gain +1 armor rating for the duration of combat</text:span></text:p>
          </text:list-item>
          <text:list-item>
            <text:p text:style-name="P15"><text:span text:style-name="T2">Bless - For the duration of combat, you boost party morale. All party members in range gain +1 AS to the next skill check they make.</text:span></text:p>
          </text:list-item>
        </text:list>
        <text:p text:style-name="P8"/>
        <text:h text:style-name="P6" text:outline-level="4">Spell casting</text:h>
        <text:p text:style-name="P11">You have either arcane gifts or a connection to a deity that grants you the ability to cast spells. When casting spells, you make a Magic action <text:s/>check (Casting Attribute + Modus Operandi + Focus). If you don't have any points in a Spell casting focus, it will cost you a point in Vitality to attempt to cast a spell. Be warned though, failure to pass the check may result in a negative consequence rather than a positive one.</text:p>
        <text:p text:style-name="P8"/>
        <text:h text:style-name="P3" text:outline-level="2">Exploit Weakness</text:h>
        <text:p text:style-name="P12">When you surprise a target or you attack the same target that's engaged with another player, add +1 to damage rolls.</text:p>
        <text:h text:style-name="P4" text:outline-level="2">Combat Ready</text:h>
        <text:p text:style-name="P10">You excel in the art of combat, add +1 Action Score when attacking with a weapon. You also add your MO to your initiative. <text:s/></text:p>
        <text:h text:style-name="P3" text:outline-level="2"><text:soft-page-break/>Know It All</text:h>
        <text:p text:style-name="P8">Your esoteric knowledge about a lot of subjects means you can convey this knowledge to other characters. <text:s/>As an Action, you make a Difficulty Score 6 check (You action score is Intelligence + MO+ focus) to assist a character in a task. If you pass the check, you grant them a +1 to their Action Score. <text:s/>But if you fail the roll, the Difficulty Score of the check increases by 1 instead. <text:s/></text:p>
        <text:h text:style-name="P3" text:outline-level="2">Be Prepared</text:h>
        <text:p text:style-name="P12">You always know what to bring or have with you. <text:s/>Once per session, you have exactly</text:p>
        <text:p text:style-name="P12"><text:s/>what you need (GM Discretion applies though)</text:p>
        <text:h text:style-name="P3" text:outline-level="2">Primal Affinity</text:h>
        <text:p text:style-name="P8">You can use your Instinctive Attributes to communicate with animals. This doesn’t mean you can talk to them but you can interpret their actions.</text:p>
        <text:h text:style-name="P3" text:outline-level="2">Silver Tongue</text:h>
        <text:p text:style-name="P8">You know how to get the best deal out of any situation, Add +1 AS when selling or buying goods.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ejaVu Serif" svg:font-family="'DejaVu Serif'" style:font-family-generic="roman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9:51:12.070934862</meta:creation-date>
    <dc:date>2023-11-08T10:20:08.118906706</dc:date>
    <meta:editing-duration>PT18M14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2" meta:paragraph-count="51" meta:word-count="568" meta:character-count="3118" meta:non-whitespace-character-count="2602"/>
  </office:meta>
</office:document-meta>
</file>